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color="#000000"/>
    </style:style>
    <style:style style:name="ce2" style:family="table-cell" style:parent-style-name="Default">
      <style:table-cell-properties fo:background-color="#b2b2b2"/>
      <style:text-properties fo:color="#000000" style:font-name="Liberation Sans1"/>
    </style:style>
    <style:style style:name="ce5" style:family="table-cell" style:parent-style-name="Default" style:data-style-name="N0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, <text:span text:style-name="T1">º</text:span>C</text:p>
          </table:table-cell>
          <table:table-cell table:style-name="ce2" office:value-type="string" calcext:value-type="string">
            <text:p>Δh, См, Наг.</text:p>
          </table:table-cell>
          <table:table-cell table:style-name="ce1" office:value-type="string" calcext:value-type="string">
            <text:p>Δh, См, Охл.</text:p>
          </table:table-cell>
          <table:table-cell/>
          <table:table-cell office:value-type="string" calcext:value-type="string">
            <text:p>T, K</text:p>
          </table:table-cell>
          <table:table-cell table:style-name="Default" office:value-type="string" calcext:value-type="string">
            <text:p>1/T, K^-1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P, mmHg</text:p>
          </table:table-cell>
          <table:table-cell office:value-type="string" calcext:value-type="string">
            <text:p>ln(P)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1" calcext:value-type="float">
            <text:p>1.91</text:p>
          </table:table-cell>
          <table:table-cell office:value-type="float" office:value="1.95" calcext:value-type="float">
            <text:p>1.95</text:p>
          </table:table-cell>
          <table:table-cell/>
          <table:table-cell table:formula="of:=([.A2] + 273)" office:value-type="float" office:value="294" calcext:value-type="float">
            <text:p>294</text:p>
          </table:table-cell>
          <table:table-cell office:value-type="float" office:value="0.00340136054421769" calcext:value-type="float">
            <text:p>0.003401360544218</text:p>
          </table:table-cell>
          <table:table-cell table:formula="of:=0.5/([.E2]*[.E2])" office:value-type="float" office:value="0.00000578462677588042" calcext:value-type="float">
            <text:p>5.78462677588042E-06</text:p>
          </table:table-cell>
          <table:table-cell table:formula="of:= ([.C2]*10)" office:value-type="float" office:value="19.5" calcext:value-type="float">
            <text:p>19.5</text:p>
          </table:table-cell>
          <table:table-cell table:formula="of:=LN([.H2])" office:value-type="float" office:value="2.9704144655697" calcext:value-type="float">
            <text:p>2.9704144655697</text:p>
          </table:table-cell>
          <table:table-cell table:formula="of:=0.05/[.H2]" office:value-type="float" office:value="0.00256410256410256" calcext:value-type="float">
            <text:p>0.0025641025641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9" calcext:value-type="float">
            <text:p>2.09</text:p>
          </table:table-cell>
          <table:table-cell office:value-type="float" office:value="2.03" calcext:value-type="float">
            <text:p>2.03</text:p>
          </table:table-cell>
          <table:table-cell/>
          <table:table-cell table:formula="of:=([.A3] + 273)" office:value-type="float" office:value="295" calcext:value-type="float">
            <text:p>295</text:p>
          </table:table-cell>
          <table:table-cell office:value-type="float" office:value="0.00338983050847458" calcext:value-type="float">
            <text:p>0.003389830508475</text:p>
          </table:table-cell>
          <table:table-cell office:value-type="float" office:value="6" calcext:value-type="float">
            <text:p>6</text:p>
          </table:table-cell>
          <table:table-cell table:formula="of:= ([.C3]*10)" office:value-type="float" office:value="20.3" calcext:value-type="float">
            <text:p>20.3</text:p>
          </table:table-cell>
          <table:table-cell table:formula="of:=LN([.H3])" office:value-type="float" office:value="3.01062088604774" calcext:value-type="float">
            <text:p>3.01062088604774</text:p>
          </table:table-cell>
          <table:table-cell table:formula="of:=0.05/[.H3]" office:value-type="float" office:value="0.00246305418719212" calcext:value-type="float">
            <text:p>0.0024630541871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/>
          <table:table-cell table:formula="of:=([.A4] + 273)" office:value-type="float" office:value="296" calcext:value-type="float">
            <text:p>296</text:p>
          </table:table-cell>
          <table:table-cell office:value-type="float" office:value="0.00337837837837838" calcext:value-type="float">
            <text:p>0.003378378378378</text:p>
          </table:table-cell>
          <table:table-cell office:value-type="float" office:value="6" calcext:value-type="float">
            <text:p>6</text:p>
          </table:table-cell>
          <table:table-cell table:formula="of:= ([.C4]*10)" office:value-type="float" office:value="21.9" calcext:value-type="float">
            <text:p>21.9</text:p>
          </table:table-cell>
          <table:table-cell table:formula="of:=LN([.H4])" office:value-type="float" office:value="3.08648663682245" calcext:value-type="float">
            <text:p>3.08648663682245</text:p>
          </table:table-cell>
          <table:table-cell table:formula="of:=0.05/[.H4]" office:value-type="float" office:value="0.00228310502283105" calcext:value-type="float">
            <text:p>0.0022831050228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26" calcext:value-type="float">
            <text:p>2.26</text:p>
          </table:table-cell>
          <table:table-cell office:value-type="float" office:value="2.44" calcext:value-type="float">
            <text:p>2.44</text:p>
          </table:table-cell>
          <table:table-cell/>
          <table:table-cell table:formula="of:=([.A5] + 273)" office:value-type="float" office:value="297" calcext:value-type="float">
            <text:p>297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6" calcext:value-type="float">
            <text:p>6</text:p>
          </table:table-cell>
          <table:table-cell table:formula="of:= ([.C5]*10)" office:value-type="float" office:value="24.4" calcext:value-type="float">
            <text:p>24.4</text:p>
          </table:table-cell>
          <table:table-cell table:formula="of:=LN([.H5])" office:value-type="float" office:value="3.19458313229916" calcext:value-type="float">
            <text:p>3.19458313229916</text:p>
          </table:table-cell>
          <table:table-cell table:formula="of:=0.05/[.H5]" office:value-type="float" office:value="0.00204918032786885" calcext:value-type="float">
            <text:p>0.0020491803278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42" calcext:value-type="float">
            <text:p>2.42</text:p>
          </table:table-cell>
          <table:table-cell office:value-type="float" office:value="2.47" calcext:value-type="float">
            <text:p>2.47</text:p>
          </table:table-cell>
          <table:table-cell/>
          <table:table-cell table:formula="of:=([.A6] + 273)" office:value-type="float" office:value="298" calcext:value-type="float">
            <text:p>298</text:p>
          </table:table-cell>
          <table:table-cell office:value-type="float" office:value="0.00335570469798658" calcext:value-type="float">
            <text:p>0.003355704697987</text:p>
          </table:table-cell>
          <table:table-cell office:value-type="float" office:value="6" calcext:value-type="float">
            <text:p>6</text:p>
          </table:table-cell>
          <table:table-cell table:formula="of:= ([.C6]*10)" office:value-type="float" office:value="24.7" calcext:value-type="float">
            <text:p>24.7</text:p>
          </table:table-cell>
          <table:table-cell table:formula="of:=LN([.H6])" office:value-type="float" office:value="3.20680324363393" calcext:value-type="float">
            <text:p>3.20680324363393</text:p>
          </table:table-cell>
          <table:table-cell table:formula="of:=0.05/[.H6]" office:value-type="float" office:value="0.00202429149797571" calcext:value-type="float">
            <text:p>0.0020242914979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49" calcext:value-type="float">
            <text:p>2.49</text:p>
          </table:table-cell>
          <table:table-cell office:value-type="float" office:value="2.58" calcext:value-type="float">
            <text:p>2.58</text:p>
          </table:table-cell>
          <table:table-cell/>
          <table:table-cell table:formula="of:=([.A7] + 273)" office:value-type="float" office:value="299" calcext:value-type="float">
            <text:p>299</text:p>
          </table:table-cell>
          <table:table-cell office:value-type="float" office:value="0.00334448160535117" calcext:value-type="float">
            <text:p>0.003344481605351</text:p>
          </table:table-cell>
          <table:table-cell office:value-type="float" office:value="6" calcext:value-type="float">
            <text:p>6</text:p>
          </table:table-cell>
          <table:table-cell table:formula="of:= ([.C7]*10)" office:value-type="float" office:value="25.8" calcext:value-type="float">
            <text:p>25.8</text:p>
          </table:table-cell>
          <table:table-cell table:formula="of:=LN([.H7])" office:value-type="float" office:value="3.25037449192757" calcext:value-type="float">
            <text:p>3.25037449192757</text:p>
          </table:table-cell>
          <table:table-cell table:formula="of:=0.05/[.H7]" office:value-type="float" office:value="0.00193798449612403" calcext:value-type="float">
            <text:p>0.001937984496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.69" calcext:value-type="float">
            <text:p>2.69</text:p>
          </table:table-cell>
          <table:table-cell/>
          <table:table-cell table:formula="of:=([.A8] + 273)" office:value-type="float" office:value="300" calcext:value-type="float">
            <text:p>300</text:p>
          </table:table-cell>
          <table:table-cell office:value-type="float" office:value="0.00333333333333333" calcext:value-type="float">
            <text:p>0.003333333333333</text:p>
          </table:table-cell>
          <table:table-cell office:value-type="float" office:value="6" calcext:value-type="float">
            <text:p>6</text:p>
          </table:table-cell>
          <table:table-cell table:formula="of:= ([.C8]*10)" office:value-type="float" office:value="26.9" calcext:value-type="float">
            <text:p>26.9</text:p>
          </table:table-cell>
          <table:table-cell table:formula="of:=LN([.H8])" office:value-type="float" office:value="3.29212628660779" calcext:value-type="float">
            <text:p>3.29212628660779</text:p>
          </table:table-cell>
          <table:table-cell table:formula="of:=0.05/[.H8]" office:value-type="float" office:value="0.00185873605947955" calcext:value-type="float">
            <text:p>0.001858736059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78" calcext:value-type="float">
            <text:p>2.78</text:p>
          </table:table-cell>
          <table:table-cell office:value-type="float" office:value="2.89" calcext:value-type="float">
            <text:p>2.89</text:p>
          </table:table-cell>
          <table:table-cell/>
          <table:table-cell table:formula="of:=([.A9] + 273)" office:value-type="float" office:value="301" calcext:value-type="float">
            <text:p>301</text:p>
          </table:table-cell>
          <table:table-cell office:value-type="float" office:value="0.00332225913621262" calcext:value-type="float">
            <text:p>0.003322259136213</text:p>
          </table:table-cell>
          <table:table-cell office:value-type="float" office:value="6" calcext:value-type="float">
            <text:p>6</text:p>
          </table:table-cell>
          <table:table-cell table:formula="of:= ([.C9]*10)" office:value-type="float" office:value="28.9" calcext:value-type="float">
            <text:p>28.9</text:p>
          </table:table-cell>
          <table:table-cell table:formula="of:=LN([.H9])" office:value-type="float" office:value="3.36384159511839" calcext:value-type="float">
            <text:p>3.36384159511839</text:p>
          </table:table-cell>
          <table:table-cell table:formula="of:=0.05/[.H9]" office:value-type="float" office:value="0.00173010380622837" calcext:value-type="float">
            <text:p>0.0017301038062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6" calcext:value-type="float">
            <text:p>2.96</text:p>
          </table:table-cell>
          <table:table-cell office:value-type="float" office:value="3.03" calcext:value-type="float">
            <text:p>3.03</text:p>
          </table:table-cell>
          <table:table-cell/>
          <table:table-cell table:formula="of:=([.A10] + 273)" office:value-type="float" office:value="302" calcext:value-type="float">
            <text:p>302</text:p>
          </table:table-cell>
          <table:table-cell office:value-type="float" office:value="0.0033112582781457" calcext:value-type="float">
            <text:p>0.003311258278146</text:p>
          </table:table-cell>
          <table:table-cell office:value-type="float" office:value="6" calcext:value-type="float">
            <text:p>6</text:p>
          </table:table-cell>
          <table:table-cell table:formula="of:= ([.C10]*10)" office:value-type="float" office:value="30.3" calcext:value-type="float">
            <text:p>30.3</text:p>
          </table:table-cell>
          <table:table-cell table:formula="of:=LN([.H10])" office:value-type="float" office:value="3.41114771251532" calcext:value-type="float">
            <text:p>3.41114771251532</text:p>
          </table:table-cell>
          <table:table-cell table:formula="of:=0.05/[.H10]" office:value-type="float" office:value="0.00165016501650165" calcext:value-type="float">
            <text:p>0.0016501650165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([.A11] + 273)" office:value-type="float" office:value="303" calcext:value-type="float">
            <text:p>303</text:p>
          </table:table-cell>
          <table:table-cell office:value-type="float" office:value="0.0033003300330033" calcext:value-type="float">
            <text:p>0.003300330033003</text:p>
          </table:table-cell>
          <table:table-cell office:value-type="float" office:value="6" calcext:value-type="float">
            <text:p>6</text:p>
          </table:table-cell>
          <table:table-cell table:formula="of:= ([.C11]*10)" office:value-type="float" office:value="32" calcext:value-type="float">
            <text:p>32</text:p>
          </table:table-cell>
          <table:table-cell table:formula="of:=LN([.H11])" office:value-type="float" office:value="3.46573590279973" calcext:value-type="float">
            <text:p>3.46573590279973</text:p>
          </table:table-cell>
          <table:table-cell table:formula="of:=0.05/[.H11]" office:value-type="float" office:value="0.0015625" calcext:value-type="float">
            <text:p>0.00156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32" calcext:value-type="float">
            <text:p>3.32</text:p>
          </table:table-cell>
          <table:table-cell office:value-type="float" office:value="3.45" calcext:value-type="float">
            <text:p>3.45</text:p>
          </table:table-cell>
          <table:table-cell/>
          <table:table-cell table:formula="of:=([.A12] + 273)" office:value-type="float" office:value="304" calcext:value-type="float">
            <text:p>304</text:p>
          </table:table-cell>
          <table:table-cell office:value-type="float" office:value="0.00328947368421053" calcext:value-type="float">
            <text:p>0.003289473684211</text:p>
          </table:table-cell>
          <table:table-cell office:value-type="float" office:value="6" calcext:value-type="float">
            <text:p>6</text:p>
          </table:table-cell>
          <table:table-cell table:formula="of:= ([.C12]*10)" office:value-type="float" office:value="34.5" calcext:value-type="float">
            <text:p>34.5</text:p>
          </table:table-cell>
          <table:table-cell table:formula="of:=LN([.H12])" office:value-type="float" office:value="3.54095932403731" calcext:value-type="float">
            <text:p>3.54095932403731</text:p>
          </table:table-cell>
          <table:table-cell table:formula="of:=0.05/[.H12]" office:value-type="float" office:value="0.00144927536231884" calcext:value-type="float">
            <text:p>0.0014492753623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45" calcext:value-type="float">
            <text:p>3.45</text:p>
          </table:table-cell>
          <table:table-cell office:value-type="float" office:value="3.63" calcext:value-type="float">
            <text:p>3.63</text:p>
          </table:table-cell>
          <table:table-cell/>
          <table:table-cell table:formula="of:=([.A13] + 273)" office:value-type="float" office:value="305" calcext:value-type="float">
            <text:p>305</text:p>
          </table:table-cell>
          <table:table-cell office:value-type="float" office:value="0.00327868852459016" calcext:value-type="float">
            <text:p>0.00327868852459</text:p>
          </table:table-cell>
          <table:table-cell office:value-type="float" office:value="6" calcext:value-type="float">
            <text:p>6</text:p>
          </table:table-cell>
          <table:table-cell table:formula="of:= ([.C13]*10)" office:value-type="float" office:value="36.3" calcext:value-type="float">
            <text:p>36.3</text:p>
          </table:table-cell>
          <table:table-cell table:formula="of:=LN([.H13])" office:value-type="float" office:value="3.5918177412708" calcext:value-type="float">
            <text:p>3.5918177412708</text:p>
          </table:table-cell>
          <table:table-cell table:formula="of:=0.05/[.H13]" office:value-type="float" office:value="0.00137741046831956" calcext:value-type="float">
            <text:p>0.001377410468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73" calcext:value-type="float">
            <text:p>3.73</text:p>
          </table:table-cell>
          <table:table-cell office:value-type="float" office:value="3.83" calcext:value-type="float">
            <text:p>3.83</text:p>
          </table:table-cell>
          <table:table-cell/>
          <table:table-cell table:formula="of:=([.A14] + 273)" office:value-type="float" office:value="306" calcext:value-type="float">
            <text:p>306</text:p>
          </table:table-cell>
          <table:table-cell office:value-type="float" office:value="0.00326797385620915" calcext:value-type="float">
            <text:p>0.003267973856209</text:p>
          </table:table-cell>
          <table:table-cell office:value-type="float" office:value="6" calcext:value-type="float">
            <text:p>6</text:p>
          </table:table-cell>
          <table:table-cell table:formula="of:= ([.C14]*10)" office:value-type="float" office:value="38.3" calcext:value-type="float">
            <text:p>38.3</text:p>
          </table:table-cell>
          <table:table-cell table:formula="of:=LN([.H14])" office:value-type="float" office:value="3.6454498961866" calcext:value-type="float">
            <text:p>3.6454498961866</text:p>
          </table:table-cell>
          <table:table-cell table:formula="of:=0.05/[.H14]" office:value-type="float" office:value="0.00130548302872063" calcext:value-type="float">
            <text:p>0.0013054830287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5" calcext:value-type="float">
            <text:p>3.85</text:p>
          </table:table-cell>
          <table:table-cell office:value-type="float" office:value="3.93" calcext:value-type="float">
            <text:p>3.93</text:p>
          </table:table-cell>
          <table:table-cell/>
          <table:table-cell table:formula="of:=([.A15] + 273)" office:value-type="float" office:value="307" calcext:value-type="float">
            <text:p>307</text:p>
          </table:table-cell>
          <table:table-cell office:value-type="float" office:value="0.00325732899022801" calcext:value-type="float">
            <text:p>0.003257328990228</text:p>
          </table:table-cell>
          <table:table-cell office:value-type="float" office:value="6" calcext:value-type="float">
            <text:p>6</text:p>
          </table:table-cell>
          <table:table-cell table:formula="of:= ([.C15]*10)" office:value-type="float" office:value="39.3" calcext:value-type="float">
            <text:p>39.3</text:p>
          </table:table-cell>
          <table:table-cell table:formula="of:=LN([.H15])" office:value-type="float" office:value="3.67122451887522" calcext:value-type="float">
            <text:p>3.67122451887522</text:p>
          </table:table-cell>
          <table:table-cell table:formula="of:=0.05/[.H15]" office:value-type="float" office:value="0.00127226463104326" calcext:value-type="float">
            <text:p>0.0012722646310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  <table:table-cell office:value-type="float" office:value="4.25" calcext:value-type="float">
            <text:p>4.25</text:p>
          </table:table-cell>
          <table:table-cell/>
          <table:table-cell table:formula="of:=([.A16] + 273)" office:value-type="float" office:value="308" calcext:value-type="float">
            <text:p>308</text:p>
          </table:table-cell>
          <table:table-cell office:value-type="float" office:value="0.00324675324675325" calcext:value-type="float">
            <text:p>0.003246753246753</text:p>
          </table:table-cell>
          <table:table-cell office:value-type="float" office:value="6" calcext:value-type="float">
            <text:p>6</text:p>
          </table:table-cell>
          <table:table-cell table:formula="of:= ([.C16]*10)" office:value-type="float" office:value="42.5" calcext:value-type="float">
            <text:p>42.5</text:p>
          </table:table-cell>
          <table:table-cell table:formula="of:=LN([.H16])" office:value-type="float" office:value="3.74950407593037" calcext:value-type="float">
            <text:p>3.74950407593037</text:p>
          </table:table-cell>
          <table:table-cell table:formula="of:=0.05/[.H16]" office:value-type="float" office:value="0.00117647058823529" calcext:value-type="float">
            <text:p>0.001176470588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35" calcext:value-type="float">
            <text:p>4.35</text:p>
          </table:table-cell>
          <table:table-cell office:value-type="float" office:value="4.48" calcext:value-type="float">
            <text:p>4.48</text:p>
          </table:table-cell>
          <table:table-cell/>
          <table:table-cell table:formula="of:=([.A17] + 273)" office:value-type="float" office:value="309" calcext:value-type="float">
            <text:p>309</text:p>
          </table:table-cell>
          <table:table-cell office:value-type="float" office:value="0.00323624595469256" calcext:value-type="float">
            <text:p>0.003236245954693</text:p>
          </table:table-cell>
          <table:table-cell office:value-type="float" office:value="6" calcext:value-type="float">
            <text:p>6</text:p>
          </table:table-cell>
          <table:table-cell table:formula="of:= ([.C17]*10)" office:value-type="float" office:value="44.8" calcext:value-type="float">
            <text:p>44.8</text:p>
          </table:table-cell>
          <table:table-cell table:formula="of:=LN([.H17])" office:value-type="float" office:value="3.80220813942094" calcext:value-type="float">
            <text:p>3.80220813942094</text:p>
          </table:table-cell>
          <table:table-cell table:formula="of:=0.05/[.H17]" office:value-type="float" office:value="0.00111607142857143" calcext:value-type="float">
            <text:p>0.0011160714285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52" calcext:value-type="float">
            <text:p>4.52</text:p>
          </table:table-cell>
          <table:table-cell office:value-type="float" office:value="4.72" calcext:value-type="float">
            <text:p>4.72</text:p>
          </table:table-cell>
          <table:table-cell/>
          <table:table-cell table:formula="of:=([.A18] + 273)" office:value-type="float" office:value="310" calcext:value-type="float">
            <text:p>310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float" office:value="6" calcext:value-type="float">
            <text:p>6</text:p>
          </table:table-cell>
          <table:table-cell table:formula="of:= ([.C18]*10)" office:value-type="float" office:value="47.2" calcext:value-type="float">
            <text:p>47.2</text:p>
          </table:table-cell>
          <table:table-cell table:formula="of:=LN([.H18])" office:value-type="float" office:value="3.85439389259151" calcext:value-type="float">
            <text:p>3.85439389259151</text:p>
          </table:table-cell>
          <table:table-cell table:formula="of:=0.05/[.H18]" office:value-type="float" office:value="0.00105932203389831" calcext:value-type="float">
            <text:p>0.0010593220338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78" calcext:value-type="float">
            <text:p>4.78</text:p>
          </table:table-cell>
          <table:table-cell office:value-type="float" office:value="4.81" calcext:value-type="float">
            <text:p>4.81</text:p>
          </table:table-cell>
          <table:table-cell/>
          <table:table-cell table:formula="of:=([.A19] + 273)" office:value-type="float" office:value="311" calcext:value-type="float">
            <text:p>311</text:p>
          </table:table-cell>
          <table:table-cell office:value-type="float" office:value="0.00321543408360129" calcext:value-type="float">
            <text:p>0.003215434083601</text:p>
          </table:table-cell>
          <table:table-cell office:value-type="float" office:value="6" calcext:value-type="float">
            <text:p>6</text:p>
          </table:table-cell>
          <table:table-cell table:formula="of:= ([.C19]*10)" office:value-type="float" office:value="48.1" calcext:value-type="float">
            <text:p>48.1</text:p>
          </table:table-cell>
          <table:table-cell table:formula="of:=LN([.H19])" office:value-type="float" office:value="3.87328217711172" calcext:value-type="float">
            <text:p>3.87328217711172</text:p>
          </table:table-cell>
          <table:table-cell table:formula="of:=0.05/[.H19]" office:value-type="float" office:value="0.00103950103950104" calcext:value-type="float">
            <text:p>0.0010395010395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06" calcext:value-type="float">
            <text:p>5.06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([.A20] + 273)" office:value-type="float" office:value="312" calcext:value-type="float">
            <text:p>312</text:p>
          </table:table-cell>
          <table:table-cell office:value-type="float" office:value="0.0032051282051282" calcext:value-type="float">
            <text:p>0.003205128205128</text:p>
          </table:table-cell>
          <table:table-cell office:value-type="float" office:value="6" calcext:value-type="float">
            <text:p>6</text:p>
          </table:table-cell>
          <table:table-cell table:formula="of:= ([.C20]*10)" office:value-type="float" office:value="51" calcext:value-type="float">
            <text:p>51</text:p>
          </table:table-cell>
          <table:table-cell table:formula="of:=LN([.H20])" office:value-type="float" office:value="3.93182563272433" calcext:value-type="float">
            <text:p>3.93182563272433</text:p>
          </table:table-cell>
          <table:table-cell table:formula="of:=0.05/[.H20]" office:value-type="float" office:value="0.000980392156862745" calcext:value-type="float">
            <text:p>0.0009803921568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.36" calcext:value-type="float">
            <text:p>5.36</text:p>
          </table:table-cell>
          <table:table-cell/>
          <table:table-cell table:formula="of:=([.A21] + 273)" office:value-type="float" office:value="313" calcext:value-type="float">
            <text:p>313</text:p>
          </table:table-cell>
          <table:table-cell office:value-type="float" office:value="0.00319488817891374" calcext:value-type="float">
            <text:p>0.003194888178914</text:p>
          </table:table-cell>
          <table:table-cell office:value-type="float" office:value="6" calcext:value-type="float">
            <text:p>6</text:p>
          </table:table-cell>
          <table:table-cell table:formula="of:= ([.C21]*10)" office:value-type="float" office:value="53.6" calcext:value-type="float">
            <text:p>53.6</text:p>
          </table:table-cell>
          <table:table-cell table:formula="of:=LN([.H21])" office:value-type="float" office:value="3.98154906807676" calcext:value-type="float">
            <text:p>3.98154906807676</text:p>
          </table:table-cell>
          <table:table-cell table:formula="of:=0.05/[.H21]" office:value-type="float" office:value="0.000932835820895522" calcext:value-type="float">
            <text:p>0.000932835820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21:52:46.324178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9:05:39.069231595</meta:creation-date>
    <dc:date>2021-03-11T22:18:31.237197978</dc:date>
    <meta:editing-duration>PT3H39M21S</meta:editing-duration>
    <meta:editing-cycles>5</meta:editing-cycles>
    <meta:generator>LibreOffice/6.4.6.2$Linux_X86_64 LibreOffice_project/40$Build-2</meta:generator>
    <meta:document-statistic meta:table-count="1" meta:cell-count="188" meta:object-count="0"/>
  </office:meta>
</office:document-meta>
</file>